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Barlow" svg:font-family="Barlow"/>
    <style:font-face style:name="Barlow1" svg:font-family="Barlow1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11" svg:font-family="'Liberation Sans1'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77bc65"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81aca6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8000"/>
    </style:style>
    <style:style style:name="ce9" style:family="table-cell" style:parent-style-name="Default" style:data-style-name="N0">
      <style:table-cell-properties fo:background-color="#ff4000"/>
    </style:style>
    <style:style style:name="ce10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a6"/>
    </style:style>
    <style:style style:name="ce15" style:family="table-cell" style:parent-style-name="Default" style:data-style-name="N0">
      <style:table-cell-properties fo:background-color="#e8f2a1"/>
    </style:style>
    <style:style style:name="ce17" style:family="table-cell" style:parent-style-name="Default" style:data-style-name="N0">
      <style:table-cell-properties fo:background-color="#127622"/>
    </style:style>
    <style:style style:name="ce18" style:family="table-cell" style:parent-style-name="Default" style:data-style-name="N0">
      <style:table-cell-properties fo:background-color="#ec9ba4"/>
    </style:style>
    <style:style style:name="ce19" style:family="table-cell" style:parent-style-name="Default" style:data-style-name="N0">
      <style:table-cell-properties fo:background-color="transparent" style:vertical-align="automatic"/>
      <style:text-properties style:font-name="Liberation Sans1" fo:font-size="10pt" style:font-name-asian="Liberation Sans2" style:font-size-asian="10pt" style:font-name-complex="Liberation Sans2" style:font-size-complex="10pt"/>
    </style:style>
    <style:style style:name="ce11" style:family="table-cell" style:parent-style-name="Default" style:data-style-name="N0">
      <style:table-cell-properties fo:background-color="#ffffff"/>
      <style:text-properties style:font-name="Barlow" fo:font-size="20pt" fo:font-weight="bold" style:font-name-asian="Barlow" style:font-size-asian="20pt" style:font-weight-asian="bold" style:font-name-complex="Barlow" style:font-size-complex="20pt" style:font-weight-complex="bold"/>
    </style:style>
    <style:style style:name="ce13" style:family="table-cell" style:parent-style-name="Default" style:data-style-name="N0">
      <style:table-cell-properties fo:background-color="#ffffa6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e6e905"/>
    </style:style>
    <style:style style:name="ce16" style:family="table-cell" style:parent-style-name="Default" style:data-style-name="N0">
      <style:text-properties style:font-name="Arial" style:font-name-asian="Arial1" style:font-name-complex="Arial1"/>
    </style:style>
    <style:style style:name="ce20" style:family="table-cell" style:parent-style-name="Default" style:data-style-name="N0">
      <style:table-cell-properties fo:background-color="transparent"/>
      <style:text-properties style:font-name="Barlow" fo:font-size="20pt" fo:font-weight="bold" style:font-name-asian="Barlow" style:font-size-asian="20pt" style:font-weight-asian="bold" style:font-name-complex="Barlow" style:font-size-complex="2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ole-draw-aspect="1" loext:decorative="false"/>
    </style:style>
    <style:style style:name="T1" style:family="text">
      <style:text-properties fo:color="#000000" style:font-name="Barlow1" fo:font-size="10pt" fo:font-weight="normal" style:text-underline-style="none" style:text-underline-color="font-color" style:text-line-through-type="none" fo:font-style="normal" style:text-outline="false" fo:text-shadow="none" style:font-name-asian="Barlow1" style:font-name-complex="Barlow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Barlow1" fo:font-size="20pt" fo:font-weight="bold" style:text-underline-style="none" style:text-underline-color="font-color" style:text-line-through-type="none" fo:font-style="normal" style:text-outline="false" fo:text-shadow="none" style:font-name-asian="Barlow1" style:font-name-complex="Barlow1" style:font-size-asian="20pt" style:font-size-complex="2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5" calcext:value-type="float">
            <text:p>-0,15</text:p>
          </table:table-cell>
          <table:table-cell table:style-name="ce2" office:value-type="float" office:value="-0.8" calcext:value-type="float">
            <text:p>-0,8</text:p>
          </table:table-cell>
          <table:table-cell table:number-columns-repeated="3"/>
          <table:table-cell table:formula="of:=[.$B$23]*[.C15]" office:value-type="float" office:value="0.0367647058823529" calcext:value-type="float">
            <text:p>0,0367647058823529</text:p>
          </table:table-cell>
          <table:table-cell table:number-columns-repeated="16368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style-name="ce2" office:value-type="float" office:value="-0.05" calcext:value-type="float">
            <text:p>-0,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5" calcext:value-type="float">
            <text:p>-0,1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$B$23]*[.D15]" office:value-type="float" office:value="0.0735294117647059" calcext:value-type="float">
            <text:p>0,0735294117647059</text:p>
          </table:table-cell>
          <table:table-cell office:value-type="string" calcext:value-type="string">
            <text:p>gamm_i</text:p>
          </table:table-cell>
          <table:table-cell table:number-columns-repeated="16367"/>
        </table:table-row>
        <table:table-row table:style-name="ro1">
          <table:table-cell table:number-columns-repeated="9"/>
          <table:table-cell table:number-columns-repeated="2" table:style-name="ce2" office:value-type="float" office:value="-0.15" calcext:value-type="float">
            <text:p>-0,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formula="of:=[.$B$23]*[.E15]" office:value-type="float" office:value="0.257352941176471" calcext:value-type="float">
            <text:p>0,257352941176471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p_ij</text:p>
          </table:table-cell>
          <table:table-cell table:style-name="ce3" office:value-type="string" calcext:value-type="string">
            <text:p>Pesi</text:p>
          </table:table-cell>
          <table:table-cell table:style-name="ce3" office:value-type="string" calcext:value-type="string">
            <text:p>Calistenichs</text:p>
          </table:table-cell>
          <table:table-cell table:style-name="ce3" office:value-type="string" calcext:value-type="string">
            <text:p>Cardio</text:p>
          </table:table-cell>
          <table:table-cell table:style-name="ce3" office:value-type="string" calcext:value-type="string">
            <text:p>Spogliatoio</text:p>
          </table:table-cell>
          <table:table-cell table:style-name="ce4"/>
          <table:table-cell table:number-columns-repeated="7"/>
          <table:table-cell table:number-matrix-columns-spanned="1" table:number-matrix-rows-spanned="3" table:formula="of:=MMULT([.J15:.L17];[.P10:.P12])" office:value-type="float" office:value="0.318171878416794" calcext:value-type="float">
            <text:p>0,318171878416794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Ingresso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string" calcext:value-type="string">
            <text:p>-</text:p>
          </table:table-cell>
          <table:table-cell table:style-name="ce2"/>
          <table:table-cell/>
          <table:table-cell office:value-type="string" calcext:value-type="string">
            <text:p>A^-1</text:p>
          </table:table-cell>
          <table:table-cell table:number-matrix-columns-spanned="3" table:number-matrix-rows-spanned="3" table:formula="of:=MINVERSE([.J10:.L12])" office:value-type="float" office:value="1.16282527881041" calcext:value-type="float">
            <text:p>1,16282527881041</text:p>
          </table:table-cell>
          <table:table-cell office:value-type="float" office:value="0.321189591078067" calcext:value-type="float">
            <text:p>0,321189591078067</text:p>
          </table:table-cell>
          <table:table-cell office:value-type="float" office:value="0.978438661710037" calcext:value-type="float">
            <text:p>0,978438661710037</text:p>
          </table:table-cell>
          <table:table-cell table:number-columns-repeated="2"/>
          <table:table-cell office:value-type="float" office:value="0.138311830308332" calcext:value-type="float">
            <text:p>0,138311830308332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Pesi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8" calcext:value-type="float">
            <text:p>0,8</text:p>
          </table:table-cell>
          <table:table-cell table:style-name="ce2"/>
          <table:table-cell table:number-columns-repeated="2"/>
          <table:table-cell office:value-type="float" office:value="0.0862453531598513" calcext:value-type="float">
            <text:p>0,0862453531598513</text:p>
          </table:table-cell>
          <table:table-cell office:value-type="float" office:value="1.04684014869888" calcext:value-type="float">
            <text:p>1,04684014869888</text:p>
          </table:table-cell>
          <table:table-cell office:value-type="float" office:value="0.226022304832714" calcext:value-type="float">
            <text:p>0,226022304832714</text:p>
          </table:table-cell>
          <table:table-cell table:number-columns-repeated="2"/>
          <table:table-cell office:value-type="float" office:value="0.325825497485239" calcext:value-type="float">
            <text:p>0,325825497485239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Calistenichs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7" calcext:value-type="float">
            <text:p>0,7</text:p>
          </table:table-cell>
          <table:table-cell table:style-name="ce2"/>
          <table:table-cell table:number-columns-repeated="2"/>
          <table:table-cell office:value-type="float" office:value="0.187360594795539" calcext:value-type="float">
            <text:p>0,187360594795539</text:p>
          </table:table-cell>
          <table:table-cell office:value-type="float" office:value="0.205204460966543" calcext:value-type="float">
            <text:p>0,205204460966543</text:p>
          </table:table-cell>
          <table:table-cell office:value-type="float" office:value="1.18066914498141" calcext:value-type="float">
            <text:p>1,18066914498141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Cardio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5" calcext:value-type="float">
            <text:p>0,05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Spogliatoio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2.72" calcext:value-type="float">
            <text:p>2,72</text:p>
          </table:table-cell>
          <table:table-cell table:number-columns-repeated="2"/>
          <table:table-cell table:style-name="ce6" office:value-type="string" calcext:value-type="string">
            <text:p>Ts1</text:p>
          </table:table-cell>
          <table:table-cell table:style-name="ce6" office:value-type="float" office:value="75" calcext:value-type="float">
            <text:p>75</text:p>
          </table:table-cell>
          <table:table-cell/>
          <table:table-cell table:style-name="ce7" office:value-type="string" calcext:value-type="string">
            <text:p>Ts2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Ts3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Ts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ambda</text:p>
          </table:table-cell>
          <table:table-cell table:formula="of:=1/[.B22]" office:value-type="float" office:value="0.367647058823529" calcext:value-type="float">
            <text:p>0,367647058823529</text:p>
          </table:table-cell>
          <table:table-cell table:number-columns-repeated="2"/>
          <table:table-cell table:style-name="ce6" office:value-type="string" calcext:value-type="string">
            <text:p>mu1</text:p>
          </table:table-cell>
          <table:table-cell table:style-name="ce6" table:formula="of:=1/[.F22]" office:value-type="float" office:value="0.0133333333333333" calcext:value-type="float">
            <text:p>0,0133333333333333</text:p>
          </table:table-cell>
          <table:table-cell/>
          <table:table-cell table:style-name="ce7" office:value-type="string" calcext:value-type="string">
            <text:p>mu2</text:p>
          </table:table-cell>
          <table:table-cell table:style-name="ce7" table:formula="of:=1/[.I22]" office:value-type="float" office:value="0.0111111111111111" calcext:value-type="float">
            <text:p>0,0111111111111111</text:p>
          </table:table-cell>
          <table:table-cell/>
          <table:table-cell table:style-name="ce8" office:value-type="string" calcext:value-type="string">
            <text:p>mu3</text:p>
          </table:table-cell>
          <table:table-cell table:style-name="ce8" table:formula="of:=1/[.L22]" office:value-type="float" office:value="0.0285714285714286" calcext:value-type="float">
            <text:p>0,0285714285714286</text:p>
          </table:table-cell>
          <table:table-cell/>
          <table:table-cell table:style-name="ce9" office:value-type="string" calcext:value-type="string">
            <text:p>mu4</text:p>
          </table:table-cell>
          <table:table-cell table:style-name="ce9" table:formula="of:=1/[.O22]" office:value-type="float" office:value="0.2" calcext:value-type="float">
            <text:p>0,2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lambda1</text:p>
          </table:table-cell>
          <table:table-cell table:style-name="ce6" table:formula="of:=[.O14]" office:value-type="float" office:value="0.318171878416794" calcext:value-type="float">
            <text:p>0,318171878416794</text:p>
          </table:table-cell>
          <table:table-cell/>
          <table:table-cell table:style-name="ce7" office:value-type="string" calcext:value-type="string">
            <text:p>lambda2</text:p>
          </table:table-cell>
          <table:table-cell table:style-name="ce7" table:formula="of:=[.O15]" office:value-type="float" office:value="0.138311830308332" calcext:value-type="float">
            <text:p>0,138311830308332</text:p>
          </table:table-cell>
          <table:table-cell/>
          <table:table-cell table:style-name="ce8" office:value-type="string" calcext:value-type="string">
            <text:p>lambda3</text:p>
          </table:table-cell>
          <table:table-cell table:style-name="ce8" table:formula="of:=[.O16]" office:value-type="float" office:value="0.325825497485239" calcext:value-type="float">
            <text:p>0,325825497485239</text:p>
          </table:table-cell>
          <table:table-cell/>
          <table:table-cell table:style-name="ce9" office:value-type="string" calcext:value-type="string">
            <text:p>lambda4</text:p>
          </table:table-cell>
          <table:table-cell table:style-name="ce9" table:formula="of:=([.F24]*[.F16])+([.I24]*[.F17])+([.L24]*[.F18])" office:value-type="float" office:value="0.367647058823529" calcext:value-type="float">
            <text:p>0,367647058823529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ro1</text:p>
          </table:table-cell>
          <table:table-cell table:style-name="ce6" table:formula="of:=[.F24]/(30*[.F23])" office:value-type="float" office:value="0.795429696041986" calcext:value-type="float">
            <text:p>0,795429696041986</text:p>
          </table:table-cell>
          <table:table-cell/>
          <table:table-cell table:style-name="ce7" office:value-type="string" calcext:value-type="string">
            <text:p>ro2</text:p>
          </table:table-cell>
          <table:table-cell table:style-name="ce7" table:formula="of:=[.I24]/[.I23]" office:value-type="float" office:value="12.4480647277498" calcext:value-type="float">
            <text:p>12,4480647277498</text:p>
          </table:table-cell>
          <table:table-cell/>
          <table:table-cell table:style-name="ce8" office:value-type="string" calcext:value-type="string">
            <text:p>ro3</text:p>
          </table:table-cell>
          <table:table-cell table:style-name="ce8" table:formula="of:=[.L24]/(15*[.L23])" office:value-type="float" office:value="0.760259494132225" calcext:value-type="float">
            <text:p>0,760259494132225</text:p>
          </table:table-cell>
          <table:table-cell/>
          <table:table-cell table:style-name="ce9" office:value-type="string" calcext:value-type="string">
            <text:p>ro4</text:p>
          </table:table-cell>
          <table:table-cell table:style-name="ce9" table:formula="of:=[.O24]/[.O23]" office:value-type="float" office:value="1.83823529411765" calcext:value-type="float">
            <text:p>1,83823529411765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ro1*</text:p>
          </table:table-cell>
          <table:table-cell table:style-name="ce6" table:formula="of:=[.F24]/(50*[.F23])" office:value-type="float" office:value="0.477257817625191" calcext:value-type="float">
            <text:p>0,477257817625191</text:p>
          </table:table-cell>
          <table:table-cell/>
          <table:table-cell table:style-name="ce7" table:number-columns-repeated="2"/>
          <table:table-cell/>
          <table:table-cell table:style-name="ce8" office:value-type="string" calcext:value-type="string">
            <text:p>ro3*</text:p>
          </table:table-cell>
          <table:table-cell table:style-name="ce8" office:value-type="float" office:value="0.325825497485239" calcext:value-type="float">
            <text:p>0,325825497485239</text:p>
          </table:table-cell>
          <table:table-cell/>
          <table:table-cell table:style-name="ce9" table:number-columns-repeated="2"/>
          <table:table-cell table:number-columns-repeated="16369"/>
        </table:table-row>
        <table:table-row table:style-name="ro1" table:number-rows-repeated="5">
          <table:table-cell table:number-columns-repeated="4"/>
          <table:table-cell table:style-name="ce6" table:number-columns-repeated="2"/>
          <table:table-cell/>
          <table:table-cell table:style-name="ce7" table:number-columns-repeated="2"/>
          <table:table-cell/>
          <table:table-cell table:style-name="ce8" table:number-columns-repeated="2"/>
          <table:table-cell/>
          <table:table-cell table:style-name="ce9" table:number-columns-repeated="2"/>
          <table:table-cell table:number-columns-repeated="1636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glio2" table:style-name="ta1">
        <table:shapes>
          <draw:frame draw:z-index="0" draw:name="Grafico 1" draw:style-name="gr1" svg:width="15.999cm" svg:height="8.999cm" svg:x="4.717cm" svg:y="10.41cm">
            <draw:object draw:notify-on-update-of-ranges="Foglio2.A14:Foglio2.A15 Foglio2.B14:Foglio2.B15 Foglio2.C14:Foglio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fico 2" draw:style-name="gr1" svg:width="15.981cm" svg:height="9.028cm" svg:x="23.812cm" svg:y="10.38cm">
            <draw:object draw:notify-on-update-of-ranges="Foglio2.S14:Foglio2.S15 Foglio2.T14:Foglio2.T15 Foglio2.U14:Foglio2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 table:number-rows-repeated="2">
          <table:table-cell table:number-columns-repeated="16384"/>
        </table:table-row>
        <table:table-row table:style-name="ro3">
          <table:table-cell table:style-name="ce10"/>
          <table:table-cell table:style-name="ce11" office:value-type="string" calcext:value-type="string">
            <text:p>M/M/30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1">∞</text:span></text:p>
          </table:table-cell>
          <table:table-cell table:style-name="ce10"/>
          <table:table-cell table:number-columns-repeated="5"/>
          <table:table-cell table:style-name="ce10"/>
          <table:table-cell table:style-name="ce11" office:value-type="string" calcext:value-type="string">
            <text:p>M/M/15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1">∞</text:span></text:p>
          </table:table-cell>
          <table:table-cell table:style-name="ce10"/>
          <table:table-cell table:number-columns-repeated="16353"/>
        </table:table-row>
        <table:table-row table:style-name="ro4">
          <table:table-cell table:style-name="ce12"/>
          <table:table-cell table:style-name="ce13" office:value-type="string" calcext:value-type="string">
            <text:p>Pesi</text:p>
          </table:table-cell>
          <table:table-cell table:style-name="ce12"/>
          <table:table-cell table:number-columns-repeated="7"/>
          <table:table-cell table:style-name="ce13"/>
          <table:table-cell table:style-name="ce13" office:value-type="string" calcext:value-type="string">
            <text:p>Calistenics</text:p>
          </table:table-cell>
          <table:table-cell table:style-name="ce13"/>
          <table:table-cell table:number-columns-repeated="5"/>
          <table:table-cell table:style-name="ce13"/>
          <table:table-cell table:style-name="ce13" office:value-type="string" calcext:value-type="string">
            <text:p>Cardio</text:p>
          </table:table-cell>
          <table:table-cell table:style-name="ce13"/>
          <table:table-cell table:number-columns-repeated="7"/>
          <table:table-cell table:style-name="ce13"/>
          <table:table-cell table:style-name="ce13" office:value-type="string" calcext:value-type="string">
            <text:p>Spogliatio</text:p>
          </table:table-cell>
          <table:table-cell table:style-name="ce13"/>
          <table:table-cell table:number-columns-repeated="16353"/>
        </table:table-row>
        <table:table-row table:style-name="ro1">
          <table:table-cell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16352"/>
        </table:table-row>
        <table:table-row table:style-name="ro1">
          <table:table-cell table:style-name="ce15" office:value-type="string" calcext:value-type="string">
            <text:p>Ts</text:p>
          </table:table-cell>
          <table:table-cell table:formula="of:=[Foglio1.F22]" office:value-type="float" office:value="75" calcext:value-type="float">
            <text:p>75</text:p>
          </table:table-cell>
          <table:table-cell table:number-columns-repeated="8"/>
          <table:table-cell table:style-name="ce15" office:value-type="string" calcext:value-type="string">
            <text:p>Ts</text:p>
          </table:table-cell>
          <table:table-cell table:formula="of:=[Foglio1.I22]" office:value-type="float" office:value="90" calcext:value-type="float">
            <text:p>90</text:p>
          </table:table-cell>
          <table:table-cell table:number-columns-repeated="6"/>
          <table:table-cell table:style-name="ce15" office:value-type="string" calcext:value-type="string">
            <text:p>Ts</text:p>
          </table:table-cell>
          <table:table-cell table:formula="of:=[Foglio1.L22]"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Ts</text:p>
          </table:table-cell>
          <table:table-cell table:formula="of:=[Foglio1.O22]" office:value-type="float" office:value="5" calcext:value-type="float">
            <text:p>5</text:p>
          </table:table-cell>
          <table:table-cell table:number-columns-repeated="16354"/>
        </table:table-row>
        <table:table-row table:style-name="ro1">
          <table:table-cell table:style-name="ce15" office:value-type="string" calcext:value-type="string">
            <text:p>mu</text:p>
          </table:table-cell>
          <table:table-cell table:formula="of:=[Foglio1.F23]" office:value-type="float" office:value="0.0133333333333333" calcext:value-type="float">
            <text:p>0,0133333333333333</text:p>
          </table:table-cell>
          <table:table-cell table:number-columns-repeated="8"/>
          <table:table-cell table:style-name="ce15" office:value-type="string" calcext:value-type="string">
            <text:p>mu</text:p>
          </table:table-cell>
          <table:table-cell table:formula="of:=[Foglio1.I23]" office:value-type="float" office:value="0.0111111111111111" calcext:value-type="float">
            <text:p>0,0111111111111111</text:p>
          </table:table-cell>
          <table:table-cell table:number-columns-repeated="6"/>
          <table:table-cell table:style-name="ce15" office:value-type="string" calcext:value-type="string">
            <text:p>mu</text:p>
          </table:table-cell>
          <table:table-cell table:formula="of:=[Foglio1.L23]" office:value-type="float" office:value="0.0285714285714286" calcext:value-type="float">
            <text:p>0,0285714285714286</text:p>
          </table:table-cell>
          <table:table-cell table:number-columns-repeated="8"/>
          <table:table-cell office:value-type="string" calcext:value-type="string">
            <text:p>mu</text:p>
          </table:table-cell>
          <table:table-cell table:formula="of:=[Foglio1.O23]" office:value-type="float" office:value="0.2" calcext:value-type="float">
            <text:p>0,2</text:p>
          </table:table-cell>
          <table:table-cell table:number-columns-repeated="16354"/>
        </table:table-row>
        <table:table-row table:style-name="ro1">
          <table:table-cell table:style-name="ce15" office:value-type="string" calcext:value-type="string">
            <text:p>lambda</text:p>
          </table:table-cell>
          <table:table-cell table:formula="of:=[Foglio1.F24]" office:value-type="float" office:value="0.318171878416794" calcext:value-type="float">
            <text:p>0,318171878416794</text:p>
          </table:table-cell>
          <table:table-cell table:number-columns-repeated="8"/>
          <table:table-cell table:style-name="ce15" office:value-type="string" calcext:value-type="string">
            <text:p>lambda</text:p>
          </table:table-cell>
          <table:table-cell table:formula="of:=[Foglio1.I24]" office:value-type="float" office:value="0.138311830308332" calcext:value-type="float">
            <text:p>0,138311830308332</text:p>
          </table:table-cell>
          <table:table-cell table:number-columns-repeated="6"/>
          <table:table-cell table:style-name="ce15" office:value-type="string" calcext:value-type="string">
            <text:p>lambda</text:p>
          </table:table-cell>
          <table:table-cell table:formula="of:=[Foglio1.L24]" office:value-type="float" office:value="0.325825497485239" calcext:value-type="float">
            <text:p>0,325825497485239</text:p>
          </table:table-cell>
          <table:table-cell table:number-columns-repeated="8"/>
          <table:table-cell office:value-type="string" calcext:value-type="string">
            <text:p>lambda</text:p>
          </table:table-cell>
          <table:table-cell table:formula="of:=[Foglio1.O24]" office:value-type="float" office:value="0.367647058823529" calcext:value-type="float">
            <text:p>0,367647058823529</text:p>
          </table:table-cell>
          <table:table-cell table:number-columns-repeated="16354"/>
        </table:table-row>
        <table:table-row table:style-name="ro1">
          <table:table-cell table:style-name="ce9" office:value-type="string" calcext:value-type="string">
            <text:p>ro</text:p>
          </table:table-cell>
          <table:table-cell table:formula="of:=[Foglio1.F25]" office:value-type="float" office:value="0.795429696041986" calcext:value-type="float">
            <text:p>0,795429696041986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02" calcext:value-type="float">
            <text:p>0,02</text:p>
          </table:table-cell>
          <table:table-cell table:formula="of:=(1/1.96) * SQRT(100) * [.D9]" office:value-type="float" office:value="0.102040816326531" calcext:value-type="float">
            <text:p>0,102040816326531</text:p>
          </table:table-cell>
          <table:table-cell table:style-name="ce16" table:formula="of:=1.645 * ([.E9]/SQRT(100))" office:value-type="float" office:value="0.0167857142857143" calcext:value-type="float">
            <text:p>0,0167857142857143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I25]" office:value-type="float" office:value="12.4480647277498" calcext:value-type="float">
            <text:p>12,4480647277498</text:p>
          </table:table-cell>
          <table:table-cell table:number-columns-repeated="6"/>
          <table:table-cell table:style-name="ce9" office:value-type="string" calcext:value-type="string">
            <text:p>ro</text:p>
          </table:table-cell>
          <table:table-cell table:formula="of:=[Foglio1.L25]" office:value-type="float" office:value="0.760259494132225" calcext:value-type="float">
            <text:p>0,760259494132225</text:p>
          </table:table-cell>
          <table:table-cell office:value-type="float" office:value="0.8554" calcext:value-type="float">
            <text:p>0,8554</text:p>
          </table:table-cell>
          <table:table-cell office:value-type="float" office:value="0.02" calcext:value-type="float">
            <text:p>0,02</text:p>
          </table:table-cell>
          <table:table-cell table:formula="of:=(1/1.96) * SQRT(100) * [.V9]" office:value-type="float" office:value="0.102040816326531" calcext:value-type="float">
            <text:p>0,102040816326531</text:p>
          </table:table-cell>
          <table:table-cell table:style-name="ce16" table:formula="of:=1.645 * ([.W9]/SQRT(100))" office:value-type="float" office:value="0.0167857142857143" calcext:value-type="float">
            <text:p>0,0167857142857143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O25]" office:value-type="float" office:value="1.83823529411765" calcext:value-type="float">
            <text:p>1,83823529411765</text:p>
          </table:table-cell>
          <table:table-cell table:number-columns-repeated="16354"/>
        </table:table-row>
        <table:table-row table:style-name="ro1">
          <table:table-cell table:style-name="ce17" office:value-type="string" calcext:value-type="string">
            <text:p>Pi_0</text:p>
          </table:table-cell>
          <table:table-cell table:formula="of:=([.D19]+(([.B17]*[.B9])^[.B17])/FACT([.B17])*(1/(1-[.B9])))^-1" office:value-type="float" office:value="0.00000000004142381548083" calcext:value-type="float">
            <text:p>4,142381548083E-11</text:p>
          </table:table-cell>
          <table:table-cell table:number-columns-repeated="3"/>
          <table:table-cell table:style-name="ce16"/>
          <table:table-cell table:number-columns-repeated="12"/>
          <table:table-cell table:style-name="ce17" office:value-type="string" calcext:value-type="string">
            <text:p>Pi_0</text:p>
          </table:table-cell>
          <table:table-cell table:formula="of:=([.V19]+(([.T17]*[.T9])^[.T17])/FACT([.T17])*(1/(1-[.T9])))^-1" office:value-type="float" office:value="0.0000103422491768813" calcext:value-type="float">
            <text:p>1,03422491768813E-05</text:p>
          </table:table-cell>
          <table:table-cell table:number-columns-repeated="3"/>
          <table:table-cell table:style-name="ce16"/>
          <table:table-cell table:number-columns-repeated="16360"/>
        </table:table-row>
        <table:table-row table:style-name="ro1">
          <table:table-cell table:style-name="ce17" office:value-type="string" calcext:value-type="string">
            <text:p>Pi_30</text:p>
          </table:table-cell>
          <table:table-cell table:formula="of:=((([.B17]*[.B9])^[.B17])/FACT([.B17]))*[.B10]" office:value-type="float" office:value="0.033518276838805" calcext:value-type="float">
            <text:p>0,033518276838805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L9]" office:value-type="float" office:value="12.4480647277498" calcext:value-type="float">
            <text:p>12,4480647277498</text:p>
          </table:table-cell>
          <table:table-cell table:number-columns-repeated="6"/>
          <table:table-cell table:style-name="ce17" office:value-type="string" calcext:value-type="string">
            <text:p>Pi_30</text:p>
          </table:table-cell>
          <table:table-cell table:formula="of:=((([.T17]*[.T9])^[.T17])/FACT([.T17]))*[.T10]" office:value-type="float" office:value="0.0567429690961784" calcext:value-type="float">
            <text:p>0,0567429690961784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AD9]" office:value-type="float" office:value="1.83823529411765" calcext:value-type="float">
            <text:p>1,83823529411765</text:p>
          </table:table-cell>
          <table:table-cell table:number-columns-repeated="16354"/>
        </table:table-row>
        <table:table-row table:style-name="ro1">
          <table:table-cell table:style-name="ce18" office:value-type="string" calcext:value-type="string">
            <text:p>N</text:p>
          </table:table-cell>
          <table:table-cell table:formula="of:=[.B17]*[.B9]+([.B11]*([.B9]/(1-[.B9])^2))" office:value-type="float" office:value="24.4999772359486" calcext:value-type="float">
            <text:p>24,4999772359486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1/[.L7]" office:value-type="float" office:value="90" calcext:value-type="float">
            <text:p>90</text:p>
          </table:table-cell>
          <table:table-cell table:number-columns-repeated="6"/>
          <table:table-cell table:style-name="ce18" office:value-type="string" calcext:value-type="string">
            <text:p>N</text:p>
          </table:table-cell>
          <table:table-cell table:formula="of:=[.T17]*[.T9]+([.T11]*([.T9]/(1-[.T9])^2))" office:value-type="float" office:value="12.1544621914465" calcext:value-type="float">
            <text:p>12,1544621914465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[.AD6]" office:value-type="float" office:value="5" calcext:value-type="float">
            <text:p>5</text:p>
          </table:table-cell>
          <table:table-cell table:number-columns-repeated="16354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formula="of:=[.B12]/[.B8]" office:value-type="float" office:value="77.0023339518853" calcext:value-type="float">
            <text:p>77,0023339518853</text:p>
          </table:table-cell>
          <table:table-cell table:number-columns-repeated="3"/>
          <table:table-cell table:style-name="ce16"/>
          <table:table-cell table:number-columns-repeated="12"/>
          <table:table-cell table:style-name="ce18" office:value-type="string" calcext:value-type="string">
            <text:p>R</text:p>
          </table:table-cell>
          <table:table-cell table:formula="of:=[.T12]/[.T8]" office:value-type="float" office:value="37.3035943634127" calcext:value-type="float">
            <text:p>37,3035943634127</text:p>
          </table:table-cell>
          <table:table-cell table:number-columns-repeated="3"/>
          <table:table-cell table:style-name="ce16"/>
          <table:table-cell table:number-columns-repeated="16360"/>
        </table:table-row>
        <table:table-row table:style-name="ro1">
          <table:table-cell table:style-name="ce18" office:value-type="string" calcext:value-type="string">
            <text:p>W</text:p>
          </table:table-cell>
          <table:table-cell table:formula="of:=[.B11]*([.B9]/(1-[.B9])^2)" office:value-type="float" office:value="0.637086354689068" calcext:value-type="float">
            <text:p>0,637086354689068</text:p>
          </table:table-cell>
          <table:table-cell office:value-type="float" office:value="0.5831" calcext:value-type="float">
            <text:p>0,5831</text:p>
          </table:table-cell>
          <table:table-cell office:value-type="float" office:value="0.19" calcext:value-type="float">
            <text:p>0,19</text:p>
          </table:table-cell>
          <table:table-cell table:formula="of:=(1/1.96) * SQRT(100) * [.D14]" office:value-type="float" office:value="0.969387755102041" calcext:value-type="float">
            <text:p>0,969387755102041</text:p>
          </table:table-cell>
          <table:table-cell table:style-name="ce16" table:formula="of:=1.645 * ([.E14]/SQRT(100))" office:value-type="float" office:value="0.159464285714286" calcext:value-type="float">
            <text:p>0,159464285714286</text:p>
          </table:table-cell>
          <table:table-cell table:number-columns-repeated="12"/>
          <table:table-cell table:style-name="ce18" office:value-type="string" calcext:value-type="string">
            <text:p>W</text:p>
          </table:table-cell>
          <table:table-cell table:formula="of:=[.T11]*([.T9]/(1-[.T9])^2)" office:value-type="float" office:value="0.750569779463133" calcext:value-type="float">
            <text:p>0,750569779463133</text:p>
          </table:table-cell>
          <table:table-cell office:value-type="float" office:value="2.1982" calcext:value-type="float">
            <text:p>2,1982</text:p>
          </table:table-cell>
          <table:table-cell office:value-type="float" office:value="0.58" calcext:value-type="float">
            <text:p>0,58</text:p>
          </table:table-cell>
          <table:table-cell table:formula="of:=(1/1.96) * SQRT(100) * [.V14]" office:value-type="float" office:value="2.95918367346939" calcext:value-type="float">
            <text:p>2,95918367346939</text:p>
          </table:table-cell>
          <table:table-cell table:style-name="ce16" table:formula="of:=1.645 * ([.W14]/SQRT(100))" office:value-type="float" office:value="0.486785714285714" calcext:value-type="float">
            <text:p>0,486785714285714</text:p>
          </table:table-cell>
          <table:table-cell table:number-columns-repeated="16360"/>
        </table:table-row>
        <table:table-row table:style-name="ro1">
          <table:table-cell table:style-name="ce18" office:value-type="string" calcext:value-type="string">
            <text:p>Tw</text:p>
          </table:table-cell>
          <table:table-cell table:formula="of:=[.B11]/([.B17]*[.B7]*(1-[.B9])^2)" office:value-type="float" office:value="2.0023339518853" calcext:value-type="float">
            <text:p>2,0023339518853</text:p>
          </table:table-cell>
          <table:table-cell office:value-type="float" office:value="1.3526" calcext:value-type="float">
            <text:p>1,3526</text:p>
          </table:table-cell>
          <table:table-cell office:value-type="float" office:value="0.43" calcext:value-type="float">
            <text:p>0,43</text:p>
          </table:table-cell>
          <table:table-cell table:formula="of:=(1/1.96) * SQRT(100) * [.D15]" office:value-type="float" office:value="2.19387755102041" calcext:value-type="float">
            <text:p>2,19387755102041</text:p>
          </table:table-cell>
          <table:table-cell table:style-name="ce16" table:formula="of:=1.645 * ([.E15]/SQRT(100))" office:value-type="float" office:value="0.360892857142857" calcext:value-type="float">
            <text:p>0,360892857142857</text:p>
          </table:table-cell>
          <table:table-cell table:number-columns-repeated="12"/>
          <table:table-cell table:style-name="ce18" office:value-type="string" calcext:value-type="string">
            <text:p>Tw</text:p>
          </table:table-cell>
          <table:table-cell table:formula="of:=[.T11]/([.T17]*[.T7]*(1-[.T9])^2)" office:value-type="float" office:value="2.30359436341269" calcext:value-type="float">
            <text:p>2,30359436341269</text:p>
          </table:table-cell>
          <table:table-cell office:value-type="float" office:value="4.9427" calcext:value-type="float">
            <text:p>4,9427</text:p>
          </table:table-cell>
          <table:table-cell office:value-type="float" office:value="1.21" calcext:value-type="float">
            <text:p>1,21</text:p>
          </table:table-cell>
          <table:table-cell table:formula="of:=(1/1.96) * SQRT(100) * [.V15]" office:value-type="float" office:value="6.1734693877551" calcext:value-type="float">
            <text:p>6,1734693877551</text:p>
          </table:table-cell>
          <table:table-cell table:style-name="ce16" table:formula="of:=1.645 * ([.W15]/SQRT(100))" office:value-type="float" office:value="1.01553571428571" calcext:value-type="float">
            <text:p>1,01553571428571</text:p>
          </table:table-cell>
          <table:table-cell table:number-columns-repeated="16360"/>
        </table:table-row>
        <table:table-row table:style-name="ro1">
          <table:table-cell table:style-name="ce19" table:number-columns-repeated="2"/>
          <table:table-cell table:number-columns-repeated="16"/>
          <table:table-cell table:style-name="ce19" table:number-columns-repeated="2"/>
          <table:table-cell table:number-columns-repeated="16364"/>
        </table:table-row>
        <table:table-row table:style-name="ro1">
          <table:table-cell table:style-name="ce17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table:style-name="ce17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19"/>
          <table:table-cell table:style-name="ce17" office:value-type="string" calcext:value-type="string">
            <text:p>pi_sum</text:p>
          </table:table-cell>
          <table:table-cell table:number-columns-repeated="17"/>
          <table:table-cell table:style-name="ce17" office:value-type="string" calcext:value-type="string">
            <text:p>pi_sum</text:p>
          </table:table-cell>
          <table:table-cell table:number-columns-repeated="16364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(([.$B$17]*[.$B$9])^[.A19])/(FACT([.A19]))" office:value-type="float" office:value="1" calcext:value-type="float">
            <text:p>1</text:p>
          </table:table-cell>
          <table:table-cell/>
          <table:table-cell table:formula="of:=SUM([.B19:.B48])" office:value-type="float" office:value="20185315240.2608" calcext:value-type="float">
            <text:p>20185315240,2608</text:p>
          </table:table-cell>
          <table:table-cell/>
          <table:table-cell table:style-name="ce19" table:number-columns-repeated="2"/>
          <table:table-cell/>
          <table:table-cell table:style-name="ce19"/>
          <table:table-cell table:number-columns-repeated="9"/>
          <table:table-cell table:formula="of:=0" office:value-type="float" office:value="0" calcext:value-type="float">
            <text:p>0</text:p>
          </table:table-cell>
          <table:table-cell table:formula="of:=(([.$T$17]*[.$T$9])^[.S19])/(FACT([.S19]))" office:value-type="float" office:value="1" calcext:value-type="float">
            <text:p>1</text:p>
          </table:table-cell>
          <table:table-cell/>
          <table:table-cell table:formula="of:=SUM([.T19:.T33])" office:value-type="float" office:value="73805.5174683427" calcext:value-type="float">
            <text:p>73805,5174683427</text:p>
          </table:table-cell>
          <table:table-cell table:number-columns-repeated="16362"/>
        </table:table-row>
        <table:table-row table:style-name="ro1">
          <table:table-cell table:formula="of:=[.A19]+1" office:value-type="float" office:value="1" calcext:value-type="float">
            <text:p>1</text:p>
          </table:table-cell>
          <table:table-cell table:formula="of:=(([.$B$17]*[.$B$9])^[.A20])/(FACT([.A20]))" office:value-type="float" office:value="23.8628908812596" calcext:value-type="float">
            <text:p>23,862890881259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19]+1" office:value-type="float" office:value="1" calcext:value-type="float">
            <text:p>1</text:p>
          </table:table-cell>
          <table:table-cell table:formula="of:=(([.$T$17]*[.$T$9])^[.S20])/(FACT([.S20]))" office:value-type="float" office:value="11.4038924119834" calcext:value-type="float">
            <text:p>11,4038924119834</text:p>
          </table:table-cell>
          <table:table-cell table:number-columns-repeated="16364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table:formula="of:=(([.$B$17]*[.$B$9])^[.A21])/(FACT([.A21]))" office:value-type="float" office:value="284.718780605451" calcext:value-type="float">
            <text:p>284,718780605451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0]+1" office:value-type="float" office:value="2" calcext:value-type="float">
            <text:p>2</text:p>
          </table:table-cell>
          <table:table-cell table:formula="of:=(([.$T$17]*[.$T$9])^[.S21])/(FACT([.S21]))" office:value-type="float" office:value="65.0243810720461" calcext:value-type="float">
            <text:p>65,0243810720461</text:p>
          </table:table-cell>
          <table:table-cell table:number-columns-repeated="16364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(([.$B$17]*[.$B$9])^[.A22])/(FACT([.A22]))" office:value-type="float" office:value="2264.73773114438" calcext:value-type="float">
            <text:p>2264,73773114438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1]+1" office:value-type="float" office:value="3" calcext:value-type="float">
            <text:p>3</text:p>
          </table:table-cell>
          <table:table-cell table:formula="of:=(([.$T$17]*[.$T$9])^[.S22])/(FACT([.S22]))" office:value-type="float" office:value="247.177015300474" calcext:value-type="float">
            <text:p>247,177015300474</text:p>
          </table:table-cell>
          <table:table-cell table:number-columns-repeated="16364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(([.$B$17]*[.$B$9])^[.A23])/(FACT([.A23]))" office:value-type="float" office:value="13510.7973382424" calcext:value-type="float">
            <text:p>13510,797338242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2]+1" office:value-type="float" office:value="4" calcext:value-type="float">
            <text:p>4</text:p>
          </table:table-cell>
          <table:table-cell table:formula="of:=(([.$T$17]*[.$T$9])^[.S23])/(FACT([.S23]))" office:value-type="float" office:value="704.695022300444" calcext:value-type="float">
            <text:p>704,695022300444</text:p>
          </table:table-cell>
          <table:table-cell table:number-columns-repeated="16364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table:formula="of:=(([.$B$17]*[.$B$9])^[.A24])/(FACT([.A24]))" office:value-type="float" office:value="64481.3365202583" calcext:value-type="float">
            <text:p>64481,336520258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3]+1" office:value-type="float" office:value="5" calcext:value-type="float">
            <text:p>5</text:p>
          </table:table-cell>
          <table:table-cell table:formula="of:=(([.$T$17]*[.$T$9])^[.S24])/(FACT([.S24]))" office:value-type="float" office:value="1607.2532435149" calcext:value-type="float">
            <text:p>1607,2532435149</text:p>
          </table:table-cell>
          <table:table-cell table:number-columns-repeated="16364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table:formula="of:=(([.$B$17]*[.$B$9])^[.A25])/(FACT([.A25]))" office:value-type="float" office:value="256451.84954345" calcext:value-type="float">
            <text:p>256451,8495434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4]+1" office:value-type="float" office:value="6" calcext:value-type="float">
            <text:p>6</text:p>
          </table:table-cell>
          <table:table-cell table:formula="of:=(([.$T$17]*[.$T$9])^[.S25])/(FACT([.S25]))" office:value-type="float" office:value="3054.82384464254" calcext:value-type="float">
            <text:p>3054,82384464254</text:p>
          </table:table-cell>
          <table:table-cell table:number-columns-repeated="16364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table:formula="of:=(([.$B$17]*[.$B$9])^[.A26])/(FACT([.A26]))" office:value-type="float" office:value="874240.357421793" calcext:value-type="float">
            <text:p>874240,35742179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5]+1" office:value-type="float" office:value="7" calcext:value-type="float">
            <text:p>7</text:p>
          </table:table-cell>
          <table:table-cell table:formula="of:=(([.$T$17]*[.$T$9])^[.S26])/(FACT([.S26]))" office:value-type="float" office:value="4976.69749455213" calcext:value-type="float">
            <text:p>4976,69749455213</text:p>
          </table:table-cell>
          <table:table-cell table:number-columns-repeated="16364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table:formula="of:=(([.$B$17]*[.$B$9])^[.A27])/(FACT([.A27]))" office:value-type="float" office:value="2607737.7816437" calcext:value-type="float">
            <text:p>2607737,781643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6]+1" office:value-type="float" office:value="8" calcext:value-type="float">
            <text:p>8</text:p>
          </table:table-cell>
          <table:table-cell table:formula="of:=(([.$T$17]*[.$T$9])^[.S27])/(FACT([.S27]))" office:value-type="float" office:value="7094.21534935747" calcext:value-type="float">
            <text:p>7094,21534935747</text:p>
          </table:table-cell>
          <table:table-cell table:number-columns-repeated="16364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table:formula="of:=(([.$B$17]*[.$B$9])^[.A28])/(FACT([.A28]))" office:value-type="float" office:value="6914240.23670017" calcext:value-type="float">
            <text:p>6914240,2367001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7]+1" office:value-type="float" office:value="9" calcext:value-type="float">
            <text:p>9</text:p>
          </table:table-cell>
          <table:table-cell table:formula="of:=(([.$T$17]*[.$T$9])^[.S28])/(FACT([.S28]))" office:value-type="float" office:value="8989.07428794597" calcext:value-type="float">
            <text:p>8989,07428794597</text:p>
          </table:table-cell>
          <table:table-cell table:number-columns-repeated="16364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table:formula="of:=(([.$B$17]*[.$B$9])^[.A29])/(FACT([.A29]))" office:value-type="float" office:value="16499376.029519" calcext:value-type="float">
            <text:p>16499376,029519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8]+1" office:value-type="float" office:value="10" calcext:value-type="float">
            <text:p>10</text:p>
          </table:table-cell>
          <table:table-cell table:formula="of:=(([.$T$17]*[.$T$9])^[.S29])/(FACT([.S29]))" office:value-type="float" office:value="10251.0436063062" calcext:value-type="float">
            <text:p>10251,0436063062</text:p>
          </table:table-cell>
          <table:table-cell table:number-columns-repeated="16364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table:formula="of:=(([.$B$17]*[.$B$9])^[.A30])/(FACT([.A30]))" office:value-type="float" office:value="35792982.7092075" calcext:value-type="float">
            <text:p>35792982,709207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9]+1" office:value-type="float" office:value="11" calcext:value-type="float">
            <text:p>11</text:p>
          </table:table-cell>
          <table:table-cell table:formula="of:=(([.$T$17]*[.$T$9])^[.S30])/(FACT([.S30]))" office:value-type="float" office:value="10627.4362178969" calcext:value-type="float">
            <text:p>10627,4362178969</text:p>
          </table:table-cell>
          <table:table-cell table:number-columns-repeated="16364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table:formula="of:=(([.$B$17]*[.$B$9])^[.A31])/(FACT([.A31]))" office:value-type="float" office:value="71177003.3920525" calcext:value-type="float">
            <text:p>71177003,392052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0]+1" office:value-type="float" office:value="12" calcext:value-type="float">
            <text:p>12</text:p>
          </table:table-cell>
          <table:table-cell table:formula="of:=(([.$T$17]*[.$T$9])^[.S31])/(FACT([.S31]))" office:value-type="float" office:value="10099.511603676" calcext:value-type="float">
            <text:p>10099,511603676</text:p>
          </table:table-cell>
          <table:table-cell table:number-columns-repeated="16364"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table:formula="of:=(([.$B$17]*[.$B$9])^[.A32])/(FACT([.A32]))" office:value-type="float" office:value="130653005.015353" calcext:value-type="float">
            <text:p>130653005,01535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1]+1" office:value-type="float" office:value="13" calcext:value-type="float">
            <text:p>13</text:p>
          </table:table-cell>
          <table:table-cell table:formula="of:=(([.$T$17]*[.$T$9])^[.S32])/(FACT([.S32]))" office:value-type="float" office:value="8859.51874937683" calcext:value-type="float">
            <text:p>8859,51874937683</text:p>
          </table:table-cell>
          <table:table-cell table:number-columns-repeated="16364"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table:formula="of:=(([.$B$17]*[.$B$9])^[.A33])/(FACT([.A33]))" office:value-type="float" office:value="222697028.713574" calcext:value-type="float">
            <text:p>222697028,71357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2]+1" office:value-type="float" office:value="14" calcext:value-type="float">
            <text:p>14</text:p>
          </table:table-cell>
          <table:table-cell table:formula="of:=(([.$T$17]*[.$T$9])^[.S33])/(FACT([.S33]))" office:value-type="float" office:value="7216.64275998878" calcext:value-type="float">
            <text:p>7216,64275998878</text:p>
          </table:table-cell>
          <table:table-cell table:number-columns-repeated="16364"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table:formula="of:=(([.$B$17]*[.$B$9])^[.A34])/(FACT([.A34]))" office:value-type="float" office:value="354279659.718182" calcext:value-type="float">
            <text:p>354279659,718182</text:p>
          </table:table-cell>
          <table:table-cell table:number-columns-repeated="16382"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table:formula="of:=(([.$B$17]*[.$B$9])^[.A35])/(FACT([.A35]))" office:value-type="float" office:value="528383553.831547" calcext:value-type="float">
            <text:p>528383553,831547</text:p>
          </table:table-cell>
          <table:table-cell table:number-columns-repeated="16382"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table:formula="of:=(([.$B$17]*[.$B$9])^[.A36])/(FACT([.A36]))" office:value-type="float" office:value="741691711.090256" calcext:value-type="float">
            <text:p>741691711,090256</text:p>
          </table:table-cell>
          <table:table-cell table:number-columns-repeated="16382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table:formula="of:=(([.$B$17]*[.$B$9])^[.A37])/(FACT([.A37]))" office:value-type="float" office:value="983272687.182304" calcext:value-type="float">
            <text:p>983272687,182304</text:p>
          </table:table-cell>
          <table:table-cell table:number-columns-repeated="16382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table:formula="of:=(([.$B$17]*[.$B$9])^[.A38])/(FACT([.A38]))" office:value-type="float" office:value="1234933096.8818" calcext:value-type="float">
            <text:p>1234933096,8818</text:p>
          </table:table-cell>
          <table:table-cell table:number-columns-repeated="16382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table:formula="of:=(([.$B$17]*[.$B$9])^[.A39])/(FACT([.A39]))" office:value-type="float" office:value="1473453686.82732" calcext:value-type="float">
            <text:p>1473453686,82732</text:p>
          </table:table-cell>
          <table:table-cell table:number-columns-repeated="16382"/>
        </table:table-row>
        <table:table-row table:style-name="ro1">
          <table:table-cell table:formula="of:=[.A39]+1" office:value-type="float" office:value="21" calcext:value-type="float">
            <text:p>21</text:p>
          </table:table-cell>
          <table:table-cell table:formula="of:=(([.$B$17]*[.$B$9])^[.A40])/(FACT([.A40]))" office:value-type="float" office:value="1674326883.20714" calcext:value-type="float">
            <text:p>1674326883,20714</text:p>
          </table:table-cell>
          <table:table-cell table:number-columns-repeated="16382"/>
        </table:table-row>
        <table:table-row table:style-name="ro1">
          <table:table-cell table:formula="of:=[.A40]+1" office:value-type="float" office:value="22" calcext:value-type="float">
            <text:p>22</text:p>
          </table:table-cell>
          <table:table-cell table:formula="of:=(([.$B$17]*[.$B$9])^[.A41])/(FACT([.A41]))" office:value-type="float" office:value="1816103623.34233" calcext:value-type="float">
            <text:p>1816103623,34233</text:p>
          </table:table-cell>
          <table:table-cell table:number-columns-repeated="16382"/>
        </table:table-row>
        <table:table-row table:style-name="ro1">
          <table:table-cell table:formula="of:=[.A41]+1" office:value-type="float" office:value="23" calcext:value-type="float">
            <text:p>23</text:p>
          </table:table-cell>
          <table:table-cell table:formula="of:=(([.$B$17]*[.$B$9])^[.A42])/(FACT([.A42]))" office:value-type="float" office:value="1884238373.6034" calcext:value-type="float">
            <text:p>1884238373,6034</text:p>
          </table:table-cell>
          <table:table-cell table:number-columns-repeated="16382"/>
        </table:table-row>
        <table:table-row table:style-name="ro1">
          <table:table-cell table:formula="of:=[.A42]+1" office:value-type="float" office:value="24" calcext:value-type="float">
            <text:p>24</text:p>
          </table:table-cell>
          <table:table-cell table:formula="of:=(([.$B$17]*[.$B$9])^[.A43])/(FACT([.A43]))" office:value-type="float" office:value="1873473945.9825" calcext:value-type="float">
            <text:p>1873473945,9825</text:p>
          </table:table-cell>
          <table:table-cell table:number-columns-repeated="16382"/>
        </table:table-row>
        <table:table-row table:style-name="ro1">
          <table:table-cell table:formula="of:=[.A43]+1" office:value-type="float" office:value="25" calcext:value-type="float">
            <text:p>25</text:p>
          </table:table-cell>
          <table:table-cell table:formula="of:=(([.$B$17]*[.$B$9])^[.A44])/(FACT([.A44]))" office:value-type="float" office:value="1788260173.67452" calcext:value-type="float">
            <text:p>1788260173,67452</text:p>
          </table:table-cell>
          <table:table-cell table:number-columns-repeated="16382"/>
        </table:table-row>
        <table:table-row table:style-name="ro1">
          <table:table-cell table:formula="of:=[.A44]+1" office:value-type="float" office:value="26" calcext:value-type="float">
            <text:p>26</text:p>
          </table:table-cell>
          <table:table-cell table:formula="of:=(([.$B$17]*[.$B$9])^[.A45])/(FACT([.A45]))" office:value-type="float" office:value="1641271438.14221" calcext:value-type="float">
            <text:p>1641271438,14221</text:p>
          </table:table-cell>
          <table:table-cell table:number-columns-repeated="16382"/>
        </table:table-row>
        <table:table-row table:style-name="ro1">
          <table:table-cell table:formula="of:=[.A45]+1" office:value-type="float" office:value="27" calcext:value-type="float">
            <text:p>27</text:p>
          </table:table-cell>
          <table:table-cell table:formula="of:=(([.$B$17]*[.$B$9])^[.A46])/(FACT([.A46]))" office:value-type="float" office:value="1450573379.07095" calcext:value-type="float">
            <text:p>1450573379,07095</text:p>
          </table:table-cell>
          <table:table-cell table:number-columns-repeated="16382"/>
        </table:table-row>
        <table:table-row table:style-name="ro1">
          <table:table-cell table:formula="of:=[.A46]+1" office:value-type="float" office:value="28" calcext:value-type="float">
            <text:p>28</text:p>
          </table:table-cell>
          <table:table-cell table:formula="of:=(([.$B$17]*[.$B$9])^[.A47])/(FACT([.A47]))" office:value-type="float" office:value="1236245509.28678" calcext:value-type="float">
            <text:p>1236245509,28678</text:p>
          </table:table-cell>
          <table:table-cell table:number-columns-repeated="16382"/>
        </table:table-row>
        <table:table-row table:style-name="ro1">
          <table:table-cell table:formula="of:=[.A47]+1" office:value-type="float" office:value="29" calcext:value-type="float">
            <text:p>29</text:p>
          </table:table-cell>
          <table:table-cell table:formula="of:=(([.$B$17]*[.$B$9])^[.A48])/(FACT([.A48]))" office:value-type="float" office:value="1017254885.8813" calcext:value-type="float">
            <text:p>1017254885,8813</text:p>
          </table:table-cell>
          <table:table-cell table:number-columns-repeated="16382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glio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table:number-columns-repeated="28"/>
          <table:table-cell table:style-name="ce19" table:number-columns-repeated="6"/>
          <table:table-cell table:number-columns-repeated="16350"/>
        </table:table-row>
        <table:table-row table:style-name="ro1">
          <table:table-cell table:number-columns-repeated="26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3">
          <table:table-cell table:style-name="ce10"/>
          <table:table-cell table:style-name="ce11" office:value-type="string" calcext:value-type="string">
            <text:p>M/M/50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2">∞</text:span></text:p>
          </table:table-cell>
          <table:table-cell table:style-name="ce10"/>
          <table:table-cell table:number-columns-repeated="5"/>
          <table:table-cell table:style-name="ce10"/>
          <table:table-cell table:style-name="ce11" office:value-type="string" calcext:value-type="string">
            <text:p>M/M/35</text:p>
          </table:table-cell>
          <table:table-cell table:style-name="ce10"/>
          <table:table-cell table:number-columns-repeated="5"/>
          <table:table-cell table:style-name="ce4" table:number-columns-repeated="2"/>
          <table:table-cell table:style-name="ce10"/>
          <table:table-cell table:style-name="ce11" office:value-type="string" calcext:value-type="string">
            <text:p>M/M/<text:span text:style-name="T2">∞</text:span></text:p>
          </table:table-cell>
          <table:table-cell table:style-name="ce10"/>
          <table:table-cell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4">
          <table:table-cell table:style-name="ce12"/>
          <table:table-cell table:style-name="ce13" office:value-type="string" calcext:value-type="string">
            <text:p>Pesi</text:p>
          </table:table-cell>
          <table:table-cell table:style-name="ce12"/>
          <table:table-cell table:number-columns-repeated="7"/>
          <table:table-cell table:style-name="ce13"/>
          <table:table-cell table:style-name="ce13" office:value-type="string" calcext:value-type="string">
            <text:p>Calistenics</text:p>
          </table:table-cell>
          <table:table-cell table:style-name="ce13"/>
          <table:table-cell table:number-columns-repeated="5"/>
          <table:table-cell table:style-name="ce13"/>
          <table:table-cell table:style-name="ce13" office:value-type="string" calcext:value-type="string">
            <text:p>Cardio</text:p>
          </table:table-cell>
          <table:table-cell table:style-name="ce13"/>
          <table:table-cell table:number-columns-repeated="5"/>
          <table:table-cell table:style-name="ce4" table:number-columns-repeated="2"/>
          <table:table-cell table:style-name="ce13"/>
          <table:table-cell table:style-name="ce13" office:value-type="string" calcext:value-type="string">
            <text:p>Spogliatio</text:p>
          </table:table-cell>
          <table:table-cell table:style-name="ce13"/>
          <table:table-cell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2"/>
          <table:table-cell table:style-name="ce4" table:number-columns-repeated="3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Ts</text:p>
          </table:table-cell>
          <table:table-cell table:formula="of:=[Foglio1.F22]" office:value-type="float" office:value="75" calcext:value-type="float">
            <text:p>75</text:p>
          </table:table-cell>
          <table:table-cell table:number-columns-repeated="8"/>
          <table:table-cell table:style-name="ce15" office:value-type="string" calcext:value-type="string">
            <text:p>Ts</text:p>
          </table:table-cell>
          <table:table-cell table:formula="of:=[Foglio1.I22]" office:value-type="float" office:value="90" calcext:value-type="float">
            <text:p>90</text:p>
          </table:table-cell>
          <table:table-cell table:number-columns-repeated="6"/>
          <table:table-cell table:style-name="ce15" office:value-type="string" calcext:value-type="string">
            <text:p>Ts</text:p>
          </table:table-cell>
          <table:table-cell table:formula="of:=[Foglio1.L22]" office:value-type="float" office:value="35" calcext:value-type="float">
            <text:p>35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Ts</text:p>
          </table:table-cell>
          <table:table-cell table:formula="of:=[Foglio1.O22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mu</text:p>
          </table:table-cell>
          <table:table-cell table:formula="of:=[Foglio1.F23]" office:value-type="float" office:value="0.0133333333333333" calcext:value-type="float">
            <text:p>0,0133333333333333</text:p>
          </table:table-cell>
          <table:table-cell table:number-columns-repeated="8"/>
          <table:table-cell table:style-name="ce15" office:value-type="string" calcext:value-type="string">
            <text:p>mu</text:p>
          </table:table-cell>
          <table:table-cell table:formula="of:=[Foglio1.I23]" office:value-type="float" office:value="0.0111111111111111" calcext:value-type="float">
            <text:p>0,0111111111111111</text:p>
          </table:table-cell>
          <table:table-cell table:number-columns-repeated="6"/>
          <table:table-cell table:style-name="ce15" office:value-type="string" calcext:value-type="string">
            <text:p>mu</text:p>
          </table:table-cell>
          <table:table-cell table:formula="of:=[Foglio1.L23]" office:value-type="float" office:value="0.0285714285714286" calcext:value-type="float">
            <text:p>0,0285714285714286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mu</text:p>
          </table:table-cell>
          <table:table-cell table:formula="of:=[Foglio1.O23]" office:value-type="float" office:value="0.2" calcext:value-type="float">
            <text:p>0,2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lambda</text:p>
          </table:table-cell>
          <table:table-cell table:formula="of:=[Foglio1.F24]" office:value-type="float" office:value="0.318171878416794" calcext:value-type="float">
            <text:p>0,318171878416794</text:p>
          </table:table-cell>
          <table:table-cell table:number-columns-repeated="8"/>
          <table:table-cell table:style-name="ce15" office:value-type="string" calcext:value-type="string">
            <text:p>lambda</text:p>
          </table:table-cell>
          <table:table-cell table:formula="of:=[Foglio1.I24]" office:value-type="float" office:value="0.138311830308332" calcext:value-type="float">
            <text:p>0,138311830308332</text:p>
          </table:table-cell>
          <table:table-cell table:number-columns-repeated="6"/>
          <table:table-cell table:style-name="ce15" office:value-type="string" calcext:value-type="string">
            <text:p>lambda</text:p>
          </table:table-cell>
          <table:table-cell table:formula="of:=[Foglio1.L24]" office:value-type="float" office:value="0.325825497485239" calcext:value-type="float">
            <text:p>0,325825497485239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lambda</text:p>
          </table:table-cell>
          <table:table-cell table:formula="of:=[Foglio1.O24]" office:value-type="float" office:value="0.367647058823529" calcext:value-type="float">
            <text:p>0,367647058823529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9" office:value-type="string" calcext:value-type="string">
            <text:p>ro</text:p>
          </table:table-cell>
          <table:table-cell table:formula="of:=[Foglio1.F26]" office:value-type="float" office:value="0.477257817625191" calcext:value-type="float">
            <text:p>0,477257817625191</text:p>
          </table:table-cell>
          <table:table-cell office:value-type="float" office:value="0.4587" calcext:value-type="float">
            <text:p>0,4587</text:p>
          </table:table-cell>
          <table:table-cell office:value-type="float" office:value="0.01" calcext:value-type="float">
            <text:p>0,01</text:p>
          </table:table-cell>
          <table:table-cell table:formula="of:=(1/1.96) * SQRT(100) * [.D9]" office:value-type="float" office:value="0.0510204081632653" calcext:value-type="float">
            <text:p>0,0510204081632653</text:p>
          </table:table-cell>
          <table:table-cell table:style-name="ce16" table:formula="of:=1.645 * ([.E9]/SQRT(100))" office:value-type="float" office:value="0.00839285714285714" calcext:value-type="float">
            <text:p>0,00839285714285714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I25]" office:value-type="float" office:value="12.4480647277498" calcext:value-type="float">
            <text:p>12,4480647277498</text:p>
          </table:table-cell>
          <table:table-cell table:number-columns-repeated="6"/>
          <table:table-cell table:style-name="ce9" office:value-type="string" calcext:value-type="string">
            <text:p>ro</text:p>
          </table:table-cell>
          <table:table-cell table:formula="of:=[Foglio1.L26]" office:value-type="float" office:value="0.325825497485239" calcext:value-type="float">
            <text:p>0,325825497485239</text:p>
          </table:table-cell>
          <table:table-cell office:value-type="float" office:value="0.3913" calcext:value-type="float">
            <text:p>0,3913</text:p>
          </table:table-cell>
          <table:table-cell office:value-type="float" office:value="0.01" calcext:value-type="float">
            <text:p>0,01</text:p>
          </table:table-cell>
          <table:table-cell table:formula="of:=(1/1.96) * SQRT(100) * [.V9]" office:value-type="float" office:value="0.0510204081632653" calcext:value-type="float">
            <text:p>0,0510204081632653</text:p>
          </table:table-cell>
          <table:table-cell table:style-name="ce16" table:formula="of:=1.645 * ([.W9]/SQRT(100))" office:value-type="float" office:value="0.00839285714285714" calcext:value-type="float">
            <text:p>0,00839285714285714</text:p>
          </table:table-cell>
          <table:table-cell table:number-columns-repeated="2"/>
          <table:table-cell table:style-name="ce4" table:number-columns-repeated="2"/>
          <table:table-cell table:style-name="ce9" office:value-type="string" calcext:value-type="string">
            <text:p>ro</text:p>
          </table:table-cell>
          <table:table-cell table:formula="of:=[Foglio1.O25]" office:value-type="float" office:value="1.83823529411765" calcext:value-type="float">
            <text:p>1,8382352941176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7" office:value-type="string" calcext:value-type="string">
            <text:p>Pi_0</text:p>
          </table:table-cell>
          <table:table-cell table:formula="of:=([.D19]+(([.B17]*[.B9])^[.B17])/FACT([.B17])*(1/(1-[.B9])))^-1" office:value-type="float" office:value="0.000000605177245052278" calcext:value-type="float">
            <text:p>6,05177245052278E-07</text:p>
          </table:table-cell>
          <table:table-cell table:number-columns-repeated="3"/>
          <table:table-cell table:style-name="ce16"/>
          <table:table-cell table:number-columns-repeated="12"/>
          <table:table-cell table:style-name="ce17" office:value-type="string" calcext:value-type="string">
            <text:p>Pi_0</text:p>
          </table:table-cell>
          <table:table-cell table:formula="of:=([.V19]+(([.T17]*[.T9])^[.T17])/FACT([.T17])*(1/(1-[.T9])))^-1" office:value-type="float" office:value="0.00754108108956262" calcext:value-type="float">
            <text:p>0,00754108108956262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3"/>
          <table:table-cell table:number-columns-repeated="3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7" office:value-type="string" calcext:value-type="string">
            <text:p>Pi_30</text:p>
          </table:table-cell>
          <table:table-cell table:formula="of:=((([.B17]*[.B9])^[.B17])/FACT([.B17]))*[.B10]" office:value-type="float" office:value="0.000108255927823374" calcext:value-type="float">
            <text:p>0,000108255927823374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L9]" office:value-type="float" office:value="12.4480647277498" calcext:value-type="float">
            <text:p>12,4480647277498</text:p>
          </table:table-cell>
          <table:table-cell table:number-columns-repeated="6"/>
          <table:table-cell table:style-name="ce17" office:value-type="string" calcext:value-type="string">
            <text:p>Pi_30</text:p>
          </table:table-cell>
          <table:table-cell table:formula="of:=((([.T17]*[.T9])^[.T17])/FACT([.T17]))*[.T10]" office:value-type="float" office:value="0.000125048616441066" calcext:value-type="float">
            <text:p>0,000125048616441066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2"/>
          <table:table-cell table:style-name="ce18" office:value-type="string" calcext:value-type="string">
            <text:p>N</text:p>
          </table:table-cell>
          <table:table-cell table:formula="of:=[.AD9]" office:value-type="float" office:value="1.83823529411765" calcext:value-type="float">
            <text:p>1,8382352941176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N</text:p>
          </table:table-cell>
          <table:table-cell table:formula="of:=[.B17]*[.B9]+([.B11]*([.B9]/(1-[.B9])^2))" office:value-type="float" office:value="14.3179236018119" calcext:value-type="float">
            <text:p>14,3179236018119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1/[.L7]" office:value-type="float" office:value="90" calcext:value-type="float">
            <text:p>90</text:p>
          </table:table-cell>
          <table:table-cell table:number-columns-repeated="6"/>
          <table:table-cell table:style-name="ce18" office:value-type="string" calcext:value-type="string">
            <text:p>N</text:p>
          </table:table-cell>
          <table:table-cell table:formula="of:=[.T17]*[.T9]+([.T11]*([.T9]/(1-[.T9])^2))" office:value-type="float" office:value="4.88747210588318" calcext:value-type="float">
            <text:p>4,88747210588318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2"/>
          <table:table-cell table:style-name="ce18" office:value-type="string" calcext:value-type="string">
            <text:p>R</text:p>
          </table:table-cell>
          <table:table-cell table:formula="of:=[.AD6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formula="of:=[.B12]/[.B8]" office:value-type="float" office:value="45.0005942481691" calcext:value-type="float">
            <text:p>45,0005942481691</text:p>
          </table:table-cell>
          <table:table-cell table:number-columns-repeated="3"/>
          <table:table-cell table:style-name="ce16"/>
          <table:table-cell table:number-columns-repeated="12"/>
          <table:table-cell table:style-name="ce18" office:value-type="string" calcext:value-type="string">
            <text:p>R</text:p>
          </table:table-cell>
          <table:table-cell table:formula="of:=[.T12]/[.T8]" office:value-type="float" office:value="15.0002751276536" calcext:value-type="float">
            <text:p>15,0002751276536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W</text:p>
          </table:table-cell>
          <table:table-cell table:formula="of:=[.B11]*([.B9]/(1-[.B9])^2)" office:value-type="float" office:value="0.000189073056200586" calcext:value-type="float">
            <text:p>0,0001890730562005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D14]" office:value-type="float" office:value="0" calcext:value-type="float">
            <text:p>0</text:p>
          </table:table-cell>
          <table:table-cell table:style-name="ce16" table:formula="of:=1.645 * ([.E14]/SQRT(100))" office:value-type="float" office:value="0" calcext:value-type="float">
            <text:p>0</text:p>
          </table:table-cell>
          <table:table-cell table:number-columns-repeated="12"/>
          <table:table-cell table:style-name="ce18" office:value-type="string" calcext:value-type="string">
            <text:p>W</text:p>
          </table:table-cell>
          <table:table-cell table:formula="of:=[.T11]*([.T9]/(1-[.T9])^2)" office:value-type="float" office:value="0.0000896436045962917" calcext:value-type="float">
            <text:p>8,96436045962917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V14]" office:value-type="float" office:value="0" calcext:value-type="float">
            <text:p>0</text:p>
          </table:table-cell>
          <table:table-cell table:style-name="ce16" table:formula="of:=1.645 * ([.W14]/SQRT(100))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Tw</text:p>
          </table:table-cell>
          <table:table-cell table:formula="of:=[.B11]/([.B17]*[.B7]*(1-[.B9])^2)" office:value-type="float" office:value="0.000990413615126323" calcext:value-type="float">
            <text:p>0,0009904136151263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D15]" office:value-type="float" office:value="0" calcext:value-type="float">
            <text:p>0</text:p>
          </table:table-cell>
          <table:table-cell table:style-name="ce16" table:formula="of:=1.645 * ([.E15]/SQRT(100))" office:value-type="float" office:value="0" calcext:value-type="float">
            <text:p>0</text:p>
          </table:table-cell>
          <table:table-cell table:number-columns-repeated="12"/>
          <table:table-cell table:style-name="ce18" office:value-type="string" calcext:value-type="string">
            <text:p>Tw</text:p>
          </table:table-cell>
          <table:table-cell table:formula="of:=[.T11]/([.T17]*[.T7]*(1-[.T9])^2)" office:value-type="float" office:value="0.00064196452499595" calcext:value-type="float">
            <text:p>0,000641964524995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V15]" office:value-type="float" office:value="0" calcext:value-type="float">
            <text:p>0</text:p>
          </table:table-cell>
          <table:table-cell table:style-name="ce16" table:formula="of:=1.645 * ([.W15]/SQRT(100))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9" table:number-columns-repeated="2"/>
          <table:table-cell table:number-columns-repeated="16"/>
          <table:table-cell table:style-name="ce19" table:number-columns-repeated="2"/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style-name="ce17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table:style-name="ce17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style-name="ce19"/>
          <table:table-cell table:style-name="ce17" office:value-type="string" calcext:value-type="string">
            <text:p>pi_sum</text:p>
          </table:table-cell>
          <table:table-cell table:number-columns-repeated="17"/>
          <table:table-cell table:style-name="ce17" office:value-type="string" calcext:value-type="string">
            <text:p>pi_sum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(([.$B$17]*[.$B$9])^[.A19])/(FACT([.A19]))" office:value-type="float" office:value="1" calcext:value-type="float">
            <text:p>1</text:p>
          </table:table-cell>
          <table:table-cell/>
          <table:table-cell table:formula="of:=SUM([.B19:.B48])" office:value-type="float" office:value="1652066.2595696" calcext:value-type="float">
            <text:p>1652066,2595696</text:p>
          </table:table-cell>
          <table:table-cell/>
          <table:table-cell table:style-name="ce19" table:number-columns-repeated="2"/>
          <table:table-cell/>
          <table:table-cell table:style-name="ce19"/>
          <table:table-cell table:number-columns-repeated="9"/>
          <table:table-cell table:formula="of:=0" office:value-type="float" office:value="0" calcext:value-type="float">
            <text:p>0</text:p>
          </table:table-cell>
          <table:table-cell table:formula="of:=(([.$T$17]*[.$T$9])^[.S19])/(FACT([.S19]))" office:value-type="float" office:value="1" calcext:value-type="float">
            <text:p>1</text:p>
          </table:table-cell>
          <table:table-cell/>
          <table:table-cell table:formula="of:=SUM([.T19:.T33])" office:value-type="float" office:value="132.582384949399" calcext:value-type="float">
            <text:p>132,582384949399</text:p>
          </table:table-cell>
          <table:table-cell table:number-columns-repeated="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19]+1" office:value-type="float" office:value="1" calcext:value-type="float">
            <text:p>1</text:p>
          </table:table-cell>
          <table:table-cell table:formula="of:=(([.$B$17]*[.$B$9])^[.A20])/(FACT([.A20]))" office:value-type="float" office:value="14.3177345287557" calcext:value-type="float">
            <text:p>14,317734528755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19]+1" office:value-type="float" office:value="1" calcext:value-type="float">
            <text:p>1</text:p>
          </table:table-cell>
          <table:table-cell table:formula="of:=(([.$T$17]*[.$T$9])^[.S20])/(FACT([.S20]))" office:value-type="float" office:value="4.88738246227859" calcext:value-type="float">
            <text:p>4,88738246227859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table:formula="of:=(([.$B$17]*[.$B$9])^[.A21])/(FACT([.A21]))" office:value-type="float" office:value="102.498761017962" calcext:value-type="float">
            <text:p>102,49876101796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0]+1" office:value-type="float" office:value="2" calcext:value-type="float">
            <text:p>2</text:p>
          </table:table-cell>
          <table:table-cell table:formula="of:=(([.$T$17]*[.$T$9])^[.S21])/(FACT([.S21]))" office:value-type="float" office:value="11.9432536662941" calcext:value-type="float">
            <text:p>11,943253666294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(([.$B$17]*[.$B$9])^[.A22])/(FACT([.A22]))" office:value-type="float" office:value="489.183349927187" calcext:value-type="float">
            <text:p>489,183349927187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2"/>
          <table:table-cell table:number-columns-repeated="7"/>
          <table:table-cell table:formula="of:=[.S21]+1" office:value-type="float" office:value="3" calcext:value-type="float">
            <text:p>3</text:p>
          </table:table-cell>
          <table:table-cell table:formula="of:=(([.$T$17]*[.$T$9])^[.S22])/(FACT([.S22]))" office:value-type="float" office:value="19.4570828370635" calcext:value-type="float">
            <text:p>19,457082837063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(([.$B$17]*[.$B$9])^[.A23])/(FACT([.A23]))" office:value-type="float" office:value="1750.99933503622" calcext:value-type="float">
            <text:p>1750,9993350362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2]+1" office:value-type="float" office:value="4" calcext:value-type="float">
            <text:p>4</text:p>
          </table:table-cell>
          <table:table-cell table:formula="of:=(([.$T$17]*[.$T$9])^[.S23])/(FACT([.S23]))" office:value-type="float" office:value="23.7735513562414" calcext:value-type="float">
            <text:p>23,7735513562414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table:formula="of:=(([.$B$17]*[.$B$9])^[.A24])/(FACT([.A24]))" office:value-type="float" office:value="5014.06872781529" calcext:value-type="float">
            <text:p>5014,06872781529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3]+1" office:value-type="float" office:value="5" calcext:value-type="float">
            <text:p>5</text:p>
          </table:table-cell>
          <table:table-cell table:formula="of:=(([.$T$17]*[.$T$9])^[.S24])/(FACT([.S24]))" office:value-type="float" office:value="23.2380875929147" calcext:value-type="float">
            <text:p>23,2380875929147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table:formula="of:=(([.$B$17]*[.$B$9])^[.A25])/(FACT([.A25]))" office:value-type="float" office:value="11965.0174922992" calcext:value-type="float">
            <text:p>11965,017492299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4]+1" office:value-type="float" office:value="6" calcext:value-type="float">
            <text:p>6</text:p>
          </table:table-cell>
          <table:table-cell table:formula="of:=(([.$T$17]*[.$T$9])^[.S25])/(FACT([.S25]))" office:value-type="float" office:value="18.9289036264175" calcext:value-type="float">
            <text:p>18,928903626417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table:formula="of:=(([.$B$17]*[.$B$9])^[.A26])/(FACT([.A26]))" office:value-type="float" office:value="24473.1348695227" calcext:value-type="float">
            <text:p>24473,134869522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5]+1" office:value-type="float" office:value="7" calcext:value-type="float">
            <text:p>7</text:p>
          </table:table-cell>
          <table:table-cell table:formula="of:=(([.$T$17]*[.$T$9])^[.S26])/(FACT([.S26]))" office:value-type="float" office:value="13.2161130877021" calcext:value-type="float">
            <text:p>13,216113087702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table:formula="of:=(([.$B$17]*[.$B$9])^[.A27])/(FACT([.A27]))" office:value-type="float" office:value="43799.9810185326" calcext:value-type="float">
            <text:p>43799,981018532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6]+1" office:value-type="float" office:value="8" calcext:value-type="float">
            <text:p>8</text:p>
          </table:table-cell>
          <table:table-cell table:formula="of:=(([.$T$17]*[.$T$9])^[.S27])/(FACT([.S27]))" office:value-type="float" office:value="8.07402491554069" calcext:value-type="float">
            <text:p>8,07402491554069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table:formula="of:=(([.$B$17]*[.$B$9])^[.A28])/(FACT([.A28]))" office:value-type="float" office:value="69679.6111764323" calcext:value-type="float">
            <text:p>69679,611176432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7]+1" office:value-type="float" office:value="9" calcext:value-type="float">
            <text:p>9</text:p>
          </table:table-cell>
          <table:table-cell table:formula="of:=(([.$T$17]*[.$T$9])^[.S28])/(FACT([.S28]))" office:value-type="float" office:value="4.3845386413571" calcext:value-type="float">
            <text:p>4,384538641357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table:formula="of:=(([.$B$17]*[.$B$9])^[.A29])/(FACT([.A29]))" office:value-type="float" office:value="99765.4174891079" calcext:value-type="float">
            <text:p>99765,4174891079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8]+1" office:value-type="float" office:value="10" calcext:value-type="float">
            <text:p>10</text:p>
          </table:table-cell>
          <table:table-cell table:formula="of:=(([.$T$17]*[.$T$9])^[.S29])/(FACT([.S29]))" office:value-type="float" office:value="2.14289172609515" calcext:value-type="float">
            <text:p>2,1428917260951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table:formula="of:=(([.$B$17]*[.$B$9])^[.A30])/(FACT([.A30]))" office:value-type="float" office:value="129855.887523594" calcext:value-type="float">
            <text:p>129855,88752359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9]+1" office:value-type="float" office:value="11" calcext:value-type="float">
            <text:p>11</text:p>
          </table:table-cell>
          <table:table-cell table:formula="of:=(([.$T$17]*[.$T$9])^[.S30])/(FACT([.S30]))" office:value-type="float" office:value="0.952102858243573" calcext:value-type="float">
            <text:p>0,952102858243573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table:formula="of:=(([.$B$17]*[.$B$9])^[.A31])/(FACT([.A31]))" office:value-type="float" office:value="154936.843713232" calcext:value-type="float">
            <text:p>154936,84371323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0]+1" office:value-type="float" office:value="12" calcext:value-type="float">
            <text:p>12</text:p>
          </table:table-cell>
          <table:table-cell table:formula="of:=(([.$T$17]*[.$T$9])^[.S31])/(FACT([.S31]))" office:value-type="float" office:value="0.387774234305413" calcext:value-type="float">
            <text:p>0,387774234305413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table:formula="of:=(([.$B$17]*[.$B$9])^[.A32])/(FACT([.A32]))" office:value-type="float" office:value="170641.892077644" calcext:value-type="float">
            <text:p>170641,89207764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1]+1" office:value-type="float" office:value="13" calcext:value-type="float">
            <text:p>13</text:p>
          </table:table-cell>
          <table:table-cell table:formula="of:=(([.$T$17]*[.$T$9])^[.S32])/(FACT([.S32]))" office:value-type="float" office:value="0.145784691697522" calcext:value-type="float">
            <text:p>0,145784691697522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table:formula="of:=(([.$B$17]*[.$B$9])^[.A33])/(FACT([.A33]))" office:value-type="float" office:value="174514.665018021" calcext:value-type="float">
            <text:p>174514,665018021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2]+1" office:value-type="float" office:value="14" calcext:value-type="float">
            <text:p>14</text:p>
          </table:table-cell>
          <table:table-cell table:formula="of:=(([.$T$17]*[.$T$9])^[.S33])/(FACT([.S33]))" office:value-type="float" office:value="0.0508932532479398" calcext:value-type="float">
            <text:p>0,0508932532479398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table:formula="of:=(([.$B$17]*[.$B$9])^[.A34])/(FACT([.A34]))" office:value-type="float" office:value="166576.976340184" calcext:value-type="float">
            <text:p>166576,976340184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table:formula="of:=(([.$B$17]*[.$B$9])^[.A35])/(FACT([.A35]))" office:value-type="float" office:value="149062.807865099" calcext:value-type="float">
            <text:p>149062,807865099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table:formula="of:=(([.$B$17]*[.$B$9])^[.A36])/(FACT([.A36]))" office:value-type="float" office:value="125543.630066083" calcext:value-type="float">
            <text:p>125543,630066083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table:formula="of:=(([.$B$17]*[.$B$9])^[.A37])/(FACT([.A37]))" office:value-type="float" office:value="99861.1315034716" calcext:value-type="float">
            <text:p>99861,1315034716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table:formula="of:=(([.$B$17]*[.$B$9])^[.A38])/(FACT([.A38]))" office:value-type="float" office:value="75251.8510846249" calcext:value-type="float">
            <text:p>75251,8510846249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table:formula="of:=(([.$B$17]*[.$B$9])^[.A39])/(FACT([.A39]))" office:value-type="float" office:value="53871.801331356" calcext:value-type="float">
            <text:p>53871,801331356</text:p>
          </table:table-cell>
          <table:table-cell table:number-columns-repeated="16382"/>
        </table:table-row>
        <table:table-row table:style-name="ro1">
          <table:table-cell table:formula="of:=[.A39]+1" office:value-type="float" office:value="21" calcext:value-type="float">
            <text:p>21</text:p>
          </table:table-cell>
          <table:table-cell table:formula="of:=(([.$B$17]*[.$B$9])^[.A40])/(FACT([.A40]))" office:value-type="float" office:value="36729.6261927726" calcext:value-type="float">
            <text:p>36729,6261927726</text:p>
          </table:table-cell>
          <table:table-cell table:number-columns-repeated="16382"/>
        </table:table-row>
        <table:table-row table:style-name="ro1">
          <table:table-cell table:formula="of:=[.A40]+1" office:value-type="float" office:value="22" calcext:value-type="float">
            <text:p>22</text:p>
          </table:table-cell>
          <table:table-cell table:formula="of:=(([.$B$17]*[.$B$9])^[.A41])/(FACT([.A41]))" office:value-type="float" office:value="23903.8653258433" calcext:value-type="float">
            <text:p>23903,8653258433</text:p>
          </table:table-cell>
          <table:table-cell table:number-columns-repeated="16382"/>
        </table:table-row>
        <table:table-row table:style-name="ro1">
          <table:table-cell table:formula="of:=[.A41]+1" office:value-type="float" office:value="23" calcext:value-type="float">
            <text:p>23</text:p>
          </table:table-cell>
          <table:table-cell table:formula="of:=(([.$B$17]*[.$B$9])^[.A42])/(FACT([.A42]))" office:value-type="float" office:value="14880.3999107197" calcext:value-type="float">
            <text:p>14880,3999107197</text:p>
          </table:table-cell>
          <table:table-cell table:number-columns-repeated="16382"/>
        </table:table-row>
        <table:table-row table:style-name="ro1">
          <table:table-cell table:formula="of:=[.A42]+1" office:value-type="float" office:value="24" calcext:value-type="float">
            <text:p>24</text:p>
          </table:table-cell>
          <table:table-cell table:formula="of:=(([.$B$17]*[.$B$9])^[.A43])/(FACT([.A43]))" office:value-type="float" office:value="8877.23398347522" calcext:value-type="float">
            <text:p>8877,23398347522</text:p>
          </table:table-cell>
          <table:table-cell table:number-columns-repeated="16382"/>
        </table:table-row>
        <table:table-row table:style-name="ro1">
          <table:table-cell table:formula="of:=[.A43]+1" office:value-type="float" office:value="25" calcext:value-type="float">
            <text:p>25</text:p>
          </table:table-cell>
          <table:table-cell table:formula="of:=(([.$B$17]*[.$B$9])^[.A44])/(FACT([.A44]))" office:value-type="float" office:value="5084.07518100188" calcext:value-type="float">
            <text:p>5084,07518100188</text:p>
          </table:table-cell>
          <table:table-cell table:number-columns-repeated="16382"/>
        </table:table-row>
        <table:table-row table:style-name="ro1">
          <table:table-cell table:formula="of:=[.A44]+1" office:value-type="float" office:value="26" calcext:value-type="float">
            <text:p>26</text:p>
          </table:table-cell>
          <table:table-cell table:formula="of:=(([.$B$17]*[.$B$9])^[.A45])/(FACT([.A45]))" office:value-type="float" office:value="2799.70918330079" calcext:value-type="float">
            <text:p>2799,70918330079</text:p>
          </table:table-cell>
          <table:table-cell table:number-columns-repeated="16382"/>
        </table:table-row>
        <table:table-row table:style-name="ro1">
          <table:table-cell table:formula="of:=[.A45]+1" office:value-type="float" office:value="27" calcext:value-type="float">
            <text:p>27</text:p>
          </table:table-cell>
          <table:table-cell table:formula="of:=(([.$B$17]*[.$B$9])^[.A46])/(FACT([.A46]))" office:value-type="float" office:value="1484.64788311927" calcext:value-type="float">
            <text:p>1484,64788311927</text:p>
          </table:table-cell>
          <table:table-cell table:number-columns-repeated="16382"/>
        </table:table-row>
        <table:table-row table:style-name="ro1">
          <table:table-cell table:formula="of:=[.A46]+1" office:value-type="float" office:value="28" calcext:value-type="float">
            <text:p>28</text:p>
          </table:table-cell>
          <table:table-cell table:formula="of:=(([.$B$17]*[.$B$9])^[.A47])/(FACT([.A47]))" office:value-type="float" office:value="759.171223542175" calcext:value-type="float">
            <text:p>759,171223542175</text:p>
          </table:table-cell>
          <table:table-cell table:number-columns-repeated="16382"/>
        </table:table-row>
        <table:table-row table:style-name="ro1">
          <table:table-cell table:formula="of:=[.A47]+1" office:value-type="float" office:value="29" calcext:value-type="float">
            <text:p>29</text:p>
          </table:table-cell>
          <table:table-cell table:formula="of:=(([.$B$17]*[.$B$9])^[.A48])/(FACT([.A48]))" office:value-type="float" office:value="374.814208294743" calcext:value-type="float">
            <text:p>374,81420829474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4" table:number-columns-repeated="26"/>
          <table:table-cell table:number-columns-repeated="16358"/>
        </table:table-row>
        <table:table-row table:style-name="ro1">
          <table:table-cell table:style-name="ce4" table:number-columns-repeated="26"/>
          <table:table-cell/>
          <table:table-cell table:style-name="ce4" table:number-columns-repeated="4"/>
          <table:table-cell table:number-columns-repeated="16353"/>
        </table:table-row>
        <table:table-row table:style-name="ro5">
          <table:table-cell table:style-name="ce4"/>
          <table:table-cell table:style-name="ce20"/>
          <table:table-cell table:style-name="ce4" table:number-columns-repeated="9"/>
          <table:table-cell table:style-name="ce20"/>
          <table:table-cell table:style-name="ce4" table:number-columns-repeated="7"/>
          <table:table-cell table:style-name="ce20"/>
          <table:table-cell table:style-name="ce4" table:number-columns-repeated="6"/>
          <table:table-cell/>
          <table:table-cell table:style-name="ce4" table:number-columns-repeated="2"/>
          <table:table-cell table:style-name="ce20"/>
          <table:table-cell table:style-name="ce4"/>
          <table:table-cell table:number-columns-repeated="16353"/>
        </table:table-row>
        <table:table-row table:style-name="ro4">
          <table:table-cell table:style-name="ce4"/>
          <table:table-cell table:style-name="ce21"/>
          <table:table-cell table:style-name="ce4" table:number-columns-repeated="8"/>
          <table:table-cell table:style-name="ce21" table:number-columns-repeated="3"/>
          <table:table-cell table:style-name="ce4" table:number-columns-repeated="5"/>
          <table:table-cell table:style-name="ce21" table:number-columns-repeated="3"/>
          <table:table-cell table:style-name="ce4" table:number-columns-repeated="5"/>
          <table:table-cell/>
          <table:table-cell table:style-name="ce4" table:number-columns-repeated="2"/>
          <table:table-cell table:style-name="ce21"/>
          <table:table-cell table:style-name="ce4"/>
          <table:table-cell table:number-columns-repeated="16353"/>
        </table:table-row>
        <table:table-row table:style-name="ro1" table:number-rows-repeated="3">
          <table:table-cell table:style-name="ce4" table:number-columns-repeated="26"/>
          <table:table-cell table:style-name="ce19"/>
          <table:table-cell table:style-name="ce4" table:number-columns-repeated="4"/>
          <table:table-cell table:style-name="ce19" table:number-columns-repeated="6"/>
          <table:table-cell table:number-columns-repeated="16347"/>
        </table:table-row>
        <table:table-row table:style-name="ro1" table:number-rows-repeated="3">
          <table:table-cell table:style-name="ce4" table:number-columns-repeated="26"/>
          <table:table-cell table:style-name="ce19" table:number-columns-repeated="11"/>
          <table:table-cell table:number-columns-repeated="16347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Barlow" svg:font-family="Barlow"/>
    <style:font-face style:name="Barlow1" svg:font-family="Barlow1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11" svg:font-family="'Liberation Sans1'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9-08T09:53:07Z</meta:creation-date>
    <dc:date>2023-09-13T11:43:56.726000000</dc:date>
    <meta:editing-cycles>7</meta:editing-cycles>
    <meta:editing-duration>PT4H41M15S</meta:editing-duration>
    <meta:document-statistic meta:table-count="3" meta:cell-count="51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symbol-type="automatic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47cm" chart:symbol-height="0.247cm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stroke="solid" svg:stroke-width="0.018cm"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23cm" svg:y="0.315cm" chart:style-name="ch2">
          <text:p>Sala Pesi</text:p>
        </chart:title>
        <chart:legend chart:legend-position="end" svg:x="13.816cm" svg:y="4.005cm" style:legend-expansion="high" chart:style-name="ch3"/>
        <chart:plot-area chart:style-name="ch4" table:cell-range-address="Foglio2.A14:Foglio2.C15" chart:data-source-has-labels="column" svg:x="0.32cm" svg:y="1.222cm" svg:width="13.176cm" svg:height="7.598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0.853cm" svg:y="1.23cm" svg:width="12.643cm" svg:height="6.9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oglio2.A14:Foglio2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Foglio2.B14:Foglio2.B15" chart:class="chart:bar">
            <chart:data-point/>
            <chart:data-point chart:style-name="ch10"/>
          </chart:series>
          <chart:series chart:style-name="ch11" chart:values-cell-range-address="Foglio2.C14:Foglio2.C1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W</text:p>
                <draw:g>
                  <svg:desc>Foglio2.A14:Foglio2.A15</svg:desc>
                </draw:g>
              </table:table-cell>
              <table:table-cell office:value-type="float" office:value="0.637086354689068">
                <text:p>0.637086354689068</text:p>
                <draw:g>
                  <svg:desc>Foglio2.B14:Foglio2.B15</svg:desc>
                </draw:g>
              </table:table-cell>
              <table:table-cell office:value-type="float" office:value="0.5831">
                <text:p>0.5831</text:p>
                <draw:g>
                  <svg:desc>Foglio2.C14:Foglio2.C15</svg:desc>
                </draw:g>
              </table:table-cell>
            </table:table-row>
            <table:table-row>
              <table:table-cell office:value-type="string">
                <text:p>Tw</text:p>
              </table:table-cell>
              <table:table-cell office:value-type="float" office:value="2.0023339518853">
                <text:p>2.0023339518853</text:p>
              </table:table-cell>
              <table:table-cell office:value-type="float" office:value="1.3526">
                <text:p>1.3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stroke="solid" svg:stroke-width="0.018cm" svg:stroke-color="#b3b3b3" draw:fill-color="#cccccc"/>
    </style:style>
  </office:automatic-styles>
  <office:body>
    <office:chart>
      <chart:chart svg:width="15.982cm" svg:height="9.029cm" xlink:href=".." xlink:type="simple" chart:class="chart:bar" chart:style-name="ch1">
        <chart:title svg:x="6.889cm" svg:y="0.315cm" chart:style-name="ch2">
          <text:p>Sala Cardio</text:p>
        </chart:title>
        <chart:legend chart:legend-position="end" svg:x="13.772cm" svg:y="4.019cm" style:legend-expansion="high" chart:style-name="ch3"/>
        <chart:plot-area chart:style-name="ch4" table:cell-range-address="Foglio2.S14:Foglio2.U15" chart:data-source-has-labels="column" svg:x="0.319cm" svg:y="1.222cm" svg:width="13.134cm" svg:height="7.62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0.932cm" svg:y="1.222cm" svg:width="12.441cm" svg:height="7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oglio2.S14:Foglio2.S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Foglio2.T14:Foglio2.T15" chart:class="chart:bar">
            <chart:data-point chart:repeated="2"/>
          </chart:series>
          <chart:series chart:style-name="ch10" chart:values-cell-range-address="Foglio2.U14:Foglio2.U1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T</text:p>
              </table:table-cell>
              <table:table-cell office:value-type="string">
                <text:p>Colonna U</text:p>
              </table:table-cell>
            </table:table-row>
          </table:table-header-rows>
          <table:table-rows>
            <table:table-row>
              <table:table-cell office:value-type="string">
                <text:p>W</text:p>
                <draw:g>
                  <svg:desc>Foglio2.S14:Foglio2.S15</svg:desc>
                </draw:g>
              </table:table-cell>
              <table:table-cell office:value-type="float" office:value="0.750569779463133">
                <text:p>0.750569779463133</text:p>
                <draw:g>
                  <svg:desc>Foglio2.T14:Foglio2.T15</svg:desc>
                </draw:g>
              </table:table-cell>
              <table:table-cell office:value-type="float" office:value="2.1982">
                <text:p>2.1982</text:p>
                <draw:g>
                  <svg:desc>Foglio2.U14:Foglio2.U15</svg:desc>
                </draw:g>
              </table:table-cell>
            </table:table-row>
            <table:table-row>
              <table:table-cell office:value-type="string">
                <text:p>Tw</text:p>
              </table:table-cell>
              <table:table-cell office:value-type="float" office:value="2.30359436341269">
                <text:p>2.30359436341269</text:p>
              </table:table-cell>
              <table:table-cell office:value-type="float" office:value="4.9427">
                <text:p>4.9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